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>
        <style:tab-stops>
          <style:tab-stop style:position="3.346cm"/>
          <style:tab-stop style:position="6.089cm"/>
        </style:tab-stops>
      </style:paragraph-properties>
    </style:style>
    <style:style style:name="P3" style:family="paragraph" style:parent-style-name="Normal">
      <style:paragraph-properties fo:break-before="page">
        <style:tab-stops>
          <style:tab-stop style:position="3.57cm"/>
          <style:tab-stop style:position="5.297cm"/>
        </style:tab-stops>
      </style:paragraph-properties>
    </style:style>
    <style:style style:name="P4" style:family="paragraph" style:parent-style-name="Normal">
      <style:paragraph-properties fo:break-before="page">
        <style:tab-stops>
          <style:tab-stop style:position="5.124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ee5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fr" fo:country="FR" officeooo:rsid="000ee5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2">G</text:span>ALENI DE PARVAE PILAE EXERCITIO</text:h>
      <text:h text:style-name="Heading_20_2" text:outline-level="2">cap. I. </text:h>
      <text:p text:style-name="P6">Quantum ad sanitatem conferant exercitia,<text:line-break/>o Epigenes, quodque ipsa opus sit cibaria praecedere, ab<text:line-break/>antiquis viris praestantissimis tum philosophis tum medi-<text:line-break/>cis sufficienter traditum est; quantum vero illa, quae<text:line-break/>parva pila fiunt, caeteris excellant, hoc nondum fatis<text:line-break/>priorum quispiam explicavit. Aequum igitur est, quae<text:line-break/>agnoscimus, ea nos verbis explicare. A te autem judica-<text:line-break/>bimur, qui omnium optime ejus artem exercueris ; at et<text:line-break/>caeteris fatis utilia dicta esse videbuntur , quibus libellum<text:line-break/>hunc sueris impertitus. Dico namque, optima omnium</text:p>
      <text:p text:style-name="P1"/>
      <text:p text:style-name="P2">esse exercitia, quae non modo corpus exerce<text:span text:style-name="Default_20_Paragraph_20_Font"><text:span text:style-name="T1">r</text:span></text:span>e, verum<text:line-break/>etiam animam oblectare possint; et quicunque eam,. quae<text:line-break/>per canes fit, venationem aliamque ferarum capturam<text:line-break/>adinvenerunt, voluptate, oblectamento et cupiditate lati-<text:line-break/>dis proprium laborem temperantes, sapientes quidam<text:line-break/>viri et humanae naturae plane peritissimi extitere; tan-<text:line-break/>tum enim in ipfa potest motio animae, ut et multi prae<text:line-break/>sola laetitia morbos evascrint, multi etiam prae moerore<text:line-break/>aeg<text:span text:style-name="Default_20_Paragraph_20_Font"><text:span text:style-name="T1">r</text:span></text:span>otaverint. Neque ulla est tam vehemens corporis<text:line-break/>affectio, .ut assectiones animae vincat: non igitur parui<text:line-break/>pendere oportet hujus motiones, qualesnam sint, imo<text:line-break/>vero longe magis quam corporis motus observare, tum<text:line-break/>aliis de causis, tum quod corpore dignior sit anima.<text:line-break/>Hoc igitur omnium,. quae cum voluptate coniunctae si<text:span text:style-name="Default_20_Paragraph_20_Font"><text:span text:style-name="T1">c</text:span></text:span>ut,<text:line-break/>exercitationum commune; alia vero eurum sunt propria,<text:line-break/>quas nobis ex parva pila. comparamus; quae nos nunc<text:line-break/>exponemus.</text:p>
      <text:h text:style-name="Heading_20_2" text:outline-level="2">. Cap. II. </text:h>
      <text:p text:style-name="P6">Primum -quidem adest paratus facilitas. Si<text:line-break/>igitur consideraveris, .quanto egeant. apparatu simul et<text:line-break/>otio tum caetera omnis venandi exercitia , tum quae</text:p>
      <text:p text:style-name="P3">per canes fit venatio, manifeste didiceris, neque civilibus^<text:line-break/>addict<text:span text:style-name="Default_20_Paragraph_20_Font"><text:span text:style-name="T1">o</text:span></text:span>s negotiis, neque artifices ipsos ad hujuscemodi^<text:line-break/>exercitia accedere posse. Multa enim . haec atque homi-<text:line-break/>nem non pauco otio incumbentem exp<text:span text:style-name="Default_20_Paragraph_20_Font"><text:span text:style-name="T1">o</text:span></text:span>scunt; hoc autem<text:line-break/>solum adeo familiare est, ut ne pauperrimus quidem- ejus^<text:line-break/>indigeat appa<text:span text:style-name="Default_20_Paragraph_20_Font"><text:span text:style-name="T1">r</text:span></text:span>atu; non enim retibus, n<text:span text:style-name="Default_20_Paragraph_20_Font"><text:span text:style-name="T1">o</text:span></text:span>n a<text:span text:style-name="Default_20_Paragraph_20_Font"><text:span text:style-name="T1">r</text:span></text:span>mis, noni<text:line-break/>equis, non venatoriis canibus, sed pila sola, eaque parva<text:line-break/>opus esu Ita ve<text:span text:style-name="Default_20_Paragraph_20_Font"><text:span text:style-name="T1">r</text:span></text:span>o ad caeteras actiones - aequa est, ut<text:line-break/>earum nullam omitte<text:span text:style-name="Default_20_Paragraph_20_Font"><text:span text:style-name="T1">r</text:span></text:span>e per se cogat: quid vero eo conuo<text:line-break/>m<text:span text:style-name="Default_20_Paragraph_20_Font"><text:span text:style-name="T1">o</text:span></text:span>dius esse p<text:span text:style-name="Default_20_Paragraph_20_Font"><text:span text:style-name="T1">o</text:span></text:span>ssit, qu<text:span text:style-name="Default_20_Paragraph_20_Font"><text:span text:style-name="T1">o</text:span></text:span>d et humanam scrtunam eumen<text:span text:style-name="Default_20_Paragraph_20_Font"><text:span text:style-name="T1">e<text:line-break/></text:span></text:span>et actionem admittit? nam venaticorum exercitiorum u<text:span text:style-name="Default_20_Paragraph_20_Font"><text:span text:style-name="T1">t</text:span></text:span>us<text:line-break/>nobis non adest facilitas; divitias enim instrumentorum<text:line-break/>apparatum suppeditantes, utrumque liberem opp<text:span text:style-name="Default_20_Paragraph_20_Font"><text:span text:style-name="T1">o</text:span></text:span>rtunita-<text:line-break/>tem spectans erigunt; parvae autem pilae exercilationis<text:line-break/>instrument<text:span text:style-name="Default_20_Paragraph_20_Font"><text:span text:style-name="T1">o</text:span></text:span>rum apparatus etiam pauperrimis (ut dictum<text:line-break/>est, facilis existit, atque utendi e occasi<text:span text:style-name="Default_20_Paragraph_20_Font"><text:span text:style-name="T1">o</text:span></text:span> plurimum nego-<text:line-break/>tiis addictos expectat. Id sane est facilitatis hujus exer-<text:line-break/>citationis magnum commodum. Eam vero aliarum otui<text:span text:style-name="Default_20_Paragraph_20_Font"><text:span text:style-name="T1">r</text:span></text:span></text:p>
      <text:p text:style-name="P1">usum uberrimam esse,. hinc potissimum didiceris, si in<text:line-break/>unaquaque le<text:span text:style-name="Default_20_Paragraph_20_Font"><text:span text:style-name="T1">t</text:span></text:span>atum vim et naturam consideraveris; vel.<text:line-break/>enim vehementem, vel mollem, .vel sursum magis quam<text:line-break/>de<text:span text:style-name="Default_20_Paragraph_20_Font"><text:span text:style-name="T1">o</text:span></text:span>rstrm, partemve prae caeteris aliquam, ut lumbos,<text:line-break/>caput,. manus, . aut thoracem, moventem comperies. Quae<text:line-break/>autem omnes c<text:span text:style-name="Default_20_Paragraph_20_Font"><text:span text:style-name="T1">o</text:span></text:span>rporis partes aequaliter moveat, possitque<text:line-break/>et in summam vehementiam. attolli, et in minimam mo-<text:line-break/>tionem deprimi, aliarum nullam invenies, illa sula ex-<text:line-break/>cepta, quae ex parva pila habetur exercitati<text:span text:style-name="Default_20_Paragraph_20_Font"><text:span text:style-name="T1">o, </text:span></text:span>quae con-.<text:line-break/>citatissima vicissim et tardissima fit, vehementissima et mo-<text:line-break/>do<text:span text:style-name="Default_20_Paragraph_20_Font"><text:span text:style-name="T1">t</text:span></text:span>atissima, prout ipsis volueris et corpus tolerare videa—.<text:line-break/>tur. Sic vero et simul omnes ejus partes m<text:span text:style-name="Default_20_Paragraph_20_Font"><text:span text:style-name="T1">o</text:span></text:span>vere. quidem<text:line-break/>licet, si c<text:span text:style-name="Default_20_Paragraph_20_Font"><text:span text:style-name="T1">o</text:span></text:span>nferre videatur, praeterea vero prae aliis alia,.<text:line-break/>si hoc etiam videatur c<text:span text:style-name="Default_20_Paragraph_20_Font"><text:span text:style-name="T1">o</text:span></text:span>mmodum. Quum enim invicem<text:line-break/>congredientes et interiectam pilam excipi prohibentes<text:line-break/>laboraverint, maximum id vehementissimutnque <text:span text:style-name="Default_20_Paragraph_20_Font"><text:span text:style-name="T1">exercitium<text:line-break/></text:span></text:span>existit, quod quidem multis colli .obversionibus; multis<text:line-break/>vero comprehenfionibus palaestricis commixtum, proinde-.<text:line-break/>one eauut ouidem et cervix colli obverfiouibus. latera</text:p>
      <text:p text:style-name="P1">vero, thoraxque, et vente<text:span text:style-name="Default_20_Paragraph_20_Font"><text:span text:style-name="T1">r</text:span></text:span>, faciei translationibus, positu-<text:line-break/>risi, repulsionibus ac. obnixibus aliisque palaestricis pre-^<text:line-break/>liensionibus laboranti Hoc autem -exercitio lumbi veste-<text:line-break/>menter, ac crura incessus fundamenta ejusmodi labo<text:span text:style-name="Default_20_Paragraph_20_Font"><text:span text:style-name="T1">r</text:span></text:span>e<text:line-break/>tenduntur: progressiones denique et obliqui fultus non<text:line-break/>parvum est crurum exe<text:span text:style-name="Default_20_Paragraph_20_Font"><text:span text:style-name="T1">r</text:span></text:span>citium.</text:p>
      <text:h text:style-name="Heading_20_2" text:outline-level="2">Cap. HI. </text:h>
      <text:p text:style-name="P6">At si veritas dicenda fit, id solum omnes<text:line-break/>corporis partes aequissime movet; dum enim procedimus<text:line-break/>aut recedimus, aut nos in obliquum transferimus, alii<text:line-break/>atque alii nervi ac musculi plus fatigantur. Quicunque<text:line-break/>etiam uno motionis genere crura movet, quemadmodum<text:line-break/>qui sine ratione cursitent, sic quoque non sucus, quam<text:line-break/>qui c<text:span text:style-name="Default_20_Paragraph_20_Font"><text:span text:style-name="T1">r</text:span></text:span>ebro feste in obliquum transferunt, partes inaequa-<text:line-break/>liter exercet; verum quemadmodum cruribus, sic et<text:line-break/>brachiis exercitatio haec summa cum jusiitia proprium<text:line-break/>pa<text:span text:style-name="Default_20_Paragraph_20_Font"><text:span text:style-name="T1">r</text:span></text:span>titur opus, siquidem in omni sigma pilam excipere<text:line-break/>consueverunt. Hic enim necesse est figurarum varietatem<text:line-break/>alios atque alios musculos vehementius tendere, adeo ut<text:line-break/>omnes vicissim laborantes intermissionem his habeant ac-</text:p>
      <text:p text:style-name="P1">qualem, qui, dum alii operantur, quiescunt, atque ita<text:line-break/>vicissim omnes operantes et quiescentes neque segnes-<text:line-break/>omnino relinquantur, neque soli.. laborantes lassitudlue.<text:line-break/>corripiantur. Quod autem. et oculos exercere oporteat,<text:line-break/>hluc videre licet, si animadvertimus, quod, nisi quis, quo;<text:line-break/>vergat pila, diligenter praeviderit, quo minus eam attin-.<text:line-break/>gat, ipsum aberrare necesse est. In hoc autem et censi-<text:line-break/>lium aequale folicitudini patet: opus est tum illam ne<text:line-break/>humi incassum dejiciat, tum ut versantem in medio ean-<text:line-break/>dem assequi prohibeat, vel ipse transmissam rursus ex-. .<text:line-break/>cipiat. Atqui solicitudo corpus fala quidem extenuat,<text:line-break/>cuipiam vero exercitio ac laudis desiderio commissa, ut-.<text:line-break/>pote in laetitiam desinens, ad bonam corporis valetudi-<text:line-break/>nem atque animi prudentiam plurimum conferi. Neque<text:line-break/>vero parvum est hoc commodum, quod ambo, corpus vide-<text:line-break/>licet atque animum, pro utriusque virtute juvere. possit..<text:line-break/>Quod autem maximis ambo exercitiis afficere .possit, ad<text:line-break/>quae <text:span text:style-name="Default_20_Paragraph_20_Font"><text:span text:style-name="T1">i</text:span></text:span> militum imperatores potissimum accedere civitatis..<text:line-break/>reginae leges jubent, videre non est difficile. Hostem</text:p>
      <text:p text:style-name="P1">etenim oppo<text:span text:style-name="Default_20_Paragraph_20_Font"><text:span text:style-name="T1">r</text:span></text:span>tune invadere , atque invadendo latere , et<text:line-break/>datam occasionem .momento arripere , adversariorumque<text:line-break/>res vel vi, vel inconsulto sibi suas facere, ac parta<text:line-break/>tueri, optimi est imperatoris: atque, ut simpliciter dicam,<text:line-break/>exercitus imperator et cullus et fur egregius esse debet,<text:line-break/>artis enim illins universae haec est summa. Numquid<text:line-break/>igitur aliud quodpiam exe<text:span text:style-name="Default_20_Paragraph_20_Font"><text:span text:style-name="T1">r</text:span></text:span>citium aeque idoneum fit, ho-<text:line-break/>minum ut instituat aut parta de<text:span text:style-name="Default_20_Paragraph_20_Font"><text:span text:style-name="T1">to</text:span></text:span>ndere , aut erepta reem-<text:line-break/>perare, aut propositum adversarii praevidere? mirum<text:line-break/>profecto, si quis dixerit, aliud quodpiam inveniri. Multa<text:line-break/>namque ipsorum .contrarium efficiunt; ignavos fiquidem<text:line-break/>et somnolentos ac sensu hebetes reddunt; etenim quictm-<text:line-break/>qua in palaestra lab<text:span text:style-name="Default_20_Paragraph_20_Font"><text:span text:style-name="T1">o</text:span></text:span>rant, ad c<text:span text:style-name="Default_20_Paragraph_20_Font"><text:span text:style-name="T1">r</text:span></text:span>assitudinem potius quam<text:line-break/>ad virtutis studium excitantur; multi. siquidem crassitiem,<text:line-break/>adeo contraxerunt, ut vix respirare pollini. Hujusmodi ,<text:line-break/>sane homines nec militiae , nec. . regiis negotiis aut civi-<text:line-break/>libus utiliter praefici possent; sinibus potius quam: illis<text:line-break/>rem quamlibet mandare quis possit. Forsitan autem exi-<text:line-break/>stimaveris , me cursura et quaecunque corpus extenuant</text:p>
      <text:p text:style-name="P4">exercitia probaro. Verum hoc secus habet; ego enim, quod<text:line-break/>immodicum est , ubique damno , artemque omnem modice<text:line-break/>tractandam censeo; quod si quid mensura caruerit, pul-<text:line-break/>cuium illud haud quaquam fatebor. Cursus igitur minime<text:line-break/>laudaverim, quippe qui corporis habitum extenuent, ho-<text:line-break/>minemque ad fortitudinem nullatenus assuefaciant; non<text:line-break/>enim celeriter fugientibus victoria debetur, fed iis, qui<text:line-break/>cominus valeant obdurare; neque, quod celerrime cur-<text:line-break/><text:span text:style-name="Default_20_Paragraph_20_Font"><text:span text:style-name="T1">t</text:span></text:span>erent, Lacedaemonii plurimum potuerunt, sed quod<text:line-break/>hostes persistendo trucidarent. Quod si, cursus quam<text:line-break/>bonae prosit valetudini, quaesieris, quatenus corporis<text:line-break/>partes inaequaliter exercet, eatenus falubris non est cen-<text:line-break/>siendus. Necesse esit enim in hoc alia quidem nimis fati-<text:line-break/>gari, alia vero penitus torpere, quorum neutrum condu-<text:line-break/>siit, imo vero ambo morborum gignunt femina, viresque<text:line-break/>imbecillas reddunt.</text:p>
      <text:h text:style-name="Heading_20_2" text:outline-level="2">Cap. IV. </text:h>
      <text:p text:style-name="P6">Exercitium <text:span text:style-name="Default_20_Paragraph_20_Font"><text:span text:style-name="T1">i</text:span></text:span>gitur id potissimum commen-<text:line-break/>fleverim, quod bonam corporis valetudinem ac partium<text:line-break/>concinnitatem unaque animi virtutem praestare possit,<text:line-break/>quale illud est, quod lu parva pila consistit. Animum</text:p>
      <text:p text:style-name="P1">etenim undique juvare potest, omnesque corporis paries<text:line-break/>pari modo maxime exercet, id quod et ad bonam vale-<text:line-break/>tudinem plurimum confert, et corporei habitus commen-<text:line-break/>furationem efficit, utpote quod crassitiem nullam immo-<text:line-break/>dicam aut gracilitatem asserat, quin potius actionibus<text:line-break/>robore aut celeritate ludigentibus sufficiens sit atque ido-<text:line-break/>neum. Sic igitur, quantum ad vehementiam attinet,<text:line-break/>nullo omnium est insertus. Mollitiem autem deinceps<text:line-break/>rideamus; hac enim aliquando indigemus, aut propter<text:line-break/>aetatem, quae maximos labores vel junior nondum ferre,<text:line-break/>vel antiquior jam facta non etiam sustinere valeat; aut<text:line-break/>quod lassitudini consulere velimus; aut quod a morbo<text:line-break/>convalescamus ; in ea quoque (ut mihi quidem videtur)<text:line-break/>reliqua cuncta excellit; nullum est enim adeo lene,<text:line-break/>modo leviter ipsum tractaveris. oportet autem ipsis<text:line-break/>medium te locum obtinentem, nullaque ex parte ah eo,<text:line-break/>quod modicum sit, declinantem, nunc quidem sensim pro-<text:line-break/>cedendo, nunc vero loco stando, ac denique membra<text:line-break/>non admodum agitando uti; mollibus postea ex oleo fri-<text:line-break/>erronibus calidisque balucis uteris. Hoc equidem om-</text:p>
      <text:p text:style-name="P1">nium est remrssisfimum, adeo ut et quiete indigentibus<text:line-break/>utilissimum, atque ad imbecillas vi<text:span text:style-name="Default_20_Paragraph_20_Font"><text:span text:style-name="T1">r</text:span></text:span>es revocandas valeo-<text:line-break/>tissimum, scnique ac puero sit. conducentifsimum. Quae<text:line-break/>vero hoc quidem laboriosius, mitius vero, quam quod ve-<text:line-break/>hementissimum sit, in parvae pilae exercitio fieri solent,<text:line-break/>ea quoque cognoscat opus est, quicunque ipfa recte semper<text:line-break/>tractare voluerit Etenim si quando ob necessaria negotia,<text:line-break/>quibus persaepe detinemur, aut supernas partes omnes,<text:line-break/>aut in<text:span text:style-name="Default_20_Paragraph_20_Font"><text:span text:style-name="T1">t</text:span></text:span>ernas, aut manus duntaxat, aut pedes immodice<text:line-break/>fatigaveris, licet exercitatione hujuscemodi partim quidem<text:line-break/>sistere, quae prius laborarunt, partim vero, quae antea<text:line-break/>penitus torpuerunt, ad parem illis motionem ducere. Si<text:line-break/>quis enim e multo intervallo crurum opus aut nihil<text:line-break/>aut omnino parum admittetis magno cum conatu proji-<text:line-break/>ciat, inferna quidem sistit, superna vero vehementius<text:line-break/>movet. Quod si plerumque ac celeriter cursitans e multo<text:line-break/>intervallo perraro pilam projecerit, inferna magis. fatiga-<text:line-break/>bit; festinatio insuper ac celeritas in ea reperta absque</text:p>
      <text:p text:style-name="P1">grani conatu anhelitum magis exercet: alterum vero, rece-<text:line-break/>ptio videlicet ac transmissio, exceptioque abfque celeritate,.<text:line-break/>corpus magis intendit ac roborat : at si vehemens co-<text:line-break/>natus unaque festinatio fuerit, hoc et corpus et anheli-<text:line-break/>tum magnopere fatigabit, eritque omnium exercitiorum<text:line-break/>vehementissimum. Quousque autem pro flugulo quoque<text:line-break/>usu intendenda aut remittenda sit exercitatio , scribere<text:line-break/>quidem impossibile; neque enim cujusque quantitas expli-<text:line-break/>catulis est; in opere lumen ipfo adinvenire atque ostia-<text:line-break/>dere possumus, in quo sane vis tota maxime consistit;<text:line-break/>nihil enim prodest qualitas, si quantitate labefactetur. Hoc<text:line-break/>igitur sit curae paedotiibae, qui exercitationi sit praefuturus.</text:p>
      <text:h text:style-name="Heading_20_2" text:outline-level="2">Cap. U </text:h>
      <text:p text:style-name="P6">Reliquum autem sermonis absolvatur. Volo<text:line-break/>namque ad haec quae dixi bona huic exercitio addere,<text:line-break/>neque quod extra pericula fit, quibus aliorum plurima<text:line-break/>illiduntur, missum facere. Cursus enim celeres rupto<text:line-break/>vaste praecipuo multos jamdudum perdidere; fio autem<text:line-break/>et voces magnae simnlque vehementes uno temnere assa-</text:p>
      <text:p text:style-name="P1">tim emissae maximorum malorum non paucis causae<text:line-break/>fuerunt; violenti quoque equitatus circa renes aliquid<text:line-break/>fregerunt, saepe etiam thoracis partibus, nonnunquam<text:line-break/>etiam seminariis meatibus noxam intulere, ut equorum<text:line-break/>delicta praetermittam, quibus saepe a fella delapsi equi-<text:line-break/>tes illico interierunt. Sic autem et saltus, et discus, et<text:line-break/>quae per flexiones fiunt exercitia <text:span text:style-name="Default_20_Paragraph_20_Font"><text:span text:style-name="T1">sese habent. </text:span></text:span>Quid<text:line-break/>autem de iis dicendum, qui in palaestra versantur? quum<text:line-break/>omni ex parte non nunus, quam Litae illae apud Home-<text:line-break/>rum, mutilati sinti Quemadmodum enim ille inquit<text:line-break/>poeta, claudas, rugosas atque oculis distortas esse, sic<text:line-break/>eos, qui in palaestra versantur, vel claudos,, vel distortos<text:line-break/>vel fractos, vel omnino mutilos videris. Quum igitur<text:line-break/>praeter bona , quae dixi , id quoque accedat parvae pilae<text:line-break/>exercitio, ut scilicet neque periculo sit obnoxium, alio-<text:line-break/>rum omnium ad usum optime pateb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5</dc:title>
    <dc:subject/>
    <meta:initial-creator>Galien</meta:initial-creator>
    <meta:creation-date>2023-01-09T14:13:00Z</meta:creation-date>
    <dc:date>2023-01-09T15:15:34.944000000</dc:date>
    <meta:editing-cycles>3</meta:editing-cycles>
    <meta:editing-duration>PT47S</meta:editing-duration>
    <meta:document-statistic meta:table-count="0" meta:image-count="0" meta:object-count="0" meta:page-count="12" meta:paragraph-count="22" meta:word-count="1688" meta:character-count="11835" meta:non-whitespace-character-count="10165"/>
    <meta:template xlink:type="simple" xlink:actuate="onRequest" xlink:title="" xlink:href="Normal.dotm"/>
  </office:meta>
</office:document-meta>
</file>